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color="#280099"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paragraph-properties>
        <style:tab-stops>
          <style:tab-stop style:position="5.874cm"/>
        </style:tab-stops>
      </style:paragraph-properties>
    </style:style>
    <style:style style:name="P12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000000" style:font-name="Georgia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color="#280099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Retrospective- <text:span text:style-name="T6">Anteckningslogg</text:span></text:p>
      <text:p text:style-name="P4"/>
      <text:p text:style-name="P3">Sprint 1</text:p>
      <text:p text:style-name="P4"/>
      <text:list xml:id="list42591972" text:style-name="L1">
        <text:list-item>
          <text:p text:style-name="P8">Vad gick bra?</text:p>
          <text:p text:style-name="P6">Xx</text:p>
          <text:p text:style-name="P6"/>
        </text:list-item>
        <text:list-item>
          <text:p text:style-name="P12"><text:span text:style-name="T2">Hur kan jag förbättra mitt arbetssätt?<text:line-break/>1. <text:s/></text:span><text:span text:style-name="T3">Vad vill jag testa att göra: </text:span><text:span text:style-name="T1">xx</text:span><text:span text:style-name="T3"><text:line-break/></text:span><text:span text:style-name="T4">2</text:span><text:span text:style-name="T2">. </text:span><text:span text:style-name="T3"><text:s/>Vad vill jag fortsätta göra: </text:span><text:span text:style-name="T1">xx</text:span></text:p>
          <text:p text:style-name="P12"><text:span text:style-name="T4">3</text:span><text:span text:style-name="T2">. </text:span><text:span text:style-name="T3"><text:s/>Vad vill jag sluta göra: </text:span><text:span text:style-name="T1">xx</text:span></text:p>
          <text:p text:style-name="P6"/>
        </text:list-item>
      </text:list>
      <text:p text:style-name="P4"/>
      <text:p text:style-name="P2"><text:span text:style-name="T5">Sprint 2</text:span><text:tab/></text:p>
      <text:p text:style-name="P4"/>
      <text:list xml:id="list42718883" text:continue-numbering="true" text:style-name="L1">
        <text:list-item>
          <text:p text:style-name="P8">Vad gick bra?</text:p>
          <text:p text:style-name="P6">Xx</text:p>
          <text:p text:style-name="P6"/>
        </text:list-item>
        <text:list-item>
          <text:p text:style-name="P12"><text:span text:style-name="T2">Hur kan jag förbättra mitt arbetssätt?<text:line-break/>1. <text:s/></text:span><text:span text:style-name="T3">Vad vill jag testa att göra: </text:span><text:span text:style-name="T1">xx</text:span><text:span text:style-name="T3"><text:line-break/></text:span><text:span text:style-name="T4">2</text:span><text:span text:style-name="T2">. </text:span><text:span text:style-name="T3"><text:s/>Vad vill jag fortsätta göra: </text:span><text:span text:style-name="T1">xx</text:span></text:p>
          <text:p text:style-name="P12"><text:span text:style-name="T4">3</text:span><text:span text:style-name="T2">. </text:span><text:span text:style-name="T3"><text:s/>Vad vill jag sluta göra: </text:span><text:span text:style-name="T1">xx</text:span></text:p>
          <text:p text:style-name="P6"/>
        </text:list-item>
      </text:list>
      <text:p text:style-name="P4"/>
      <text:list xml:id="list42732177" text:continue-numbering="true" text:style-name="L1">
        <text:list-header>
          <text:p text:style-name="P5"/>
        </text:list-header>
      </text:list>
      <text:p text:style-name="P2"><text:span text:style-name="T5">Sprint 3</text:span><text:tab/></text:p>
      <text:p text:style-name="P4"/>
      <text:list xml:id="list42727326" text:continue-numbering="true" text:style-name="L1">
        <text:list-item>
          <text:p text:style-name="P8">Vad gick bra?</text:p>
          <text:p text:style-name="P6">Xx</text:p>
          <text:p text:style-name="P6"/>
        </text:list-item>
        <text:list-item>
          <text:p text:style-name="P12"><text:span text:style-name="T2">Hur kan jag förbättra mitt arbetssätt?<text:line-break/>1. <text:s/></text:span><text:span text:style-name="T3">Vad vill jag testa att göra: </text:span><text:span text:style-name="T1">xx</text:span><text:span text:style-name="T3"><text:line-break/></text:span><text:span text:style-name="T4">2</text:span><text:span text:style-name="T2">. </text:span><text:span text:style-name="T3"><text:s/>Vad vill jag fortsätta göra: </text:span><text:span text:style-name="T1">xx</text:span></text:p>
          <text:p text:style-name="P12"><text:span text:style-name="T4">3</text:span><text:span text:style-name="T2">. </text:span><text:span text:style-name="T3"><text:s/>Vad vill jag sluta göra: </text:span><text:span text:style-name="T1">xx</text:span></text:p>
          <text:p text:style-name="P6"/>
        </text:list-item>
      </text:list>
      <text:p text:style-name="P4"/>
      <text:p text:style-name="P4"/>
      <text:p text:style-name="P2"><text:span text:style-name="T5">Sprint 4</text:span><text:tab/></text:p>
      <text:p text:style-name="P4"/>
      <text:list xml:id="list42732846" text:continue-numbering="true" text:style-name="L1">
        <text:list-item>
          <text:p text:style-name="P8">Vad gick bra?</text:p>
          <text:p text:style-name="P6">Xx</text:p>
          <text:p text:style-name="P6"/>
        </text:list-item>
        <text:list-item>
          <text:p text:style-name="P12"><text:span text:style-name="T2">Hur kan jag förbättra mitt arbetssätt?<text:line-break/>1. <text:s/></text:span><text:span text:style-name="T3">Vad vill jag testa att göra: </text:span><text:span text:style-name="T1">xx</text:span><text:span text:style-name="T3"><text:line-break/></text:span><text:span text:style-name="T4">2</text:span><text:span text:style-name="T2">. </text:span><text:span text:style-name="T3"><text:s/>Vad vill jag fortsätta göra: </text:span><text:span text:style-name="T1">xx</text:span></text:p>
          <text:p text:style-name="P12"><text:span text:style-name="T4">3</text:span><text:span text:style-name="T2">. </text:span><text:span text:style-name="T3"><text:s/>Vad vill jag sluta göra: </text:span><text:span text:style-name="T1">xx</text:span></text:p>
          <text:p text:style-name="P6"/>
        </text:list-item>
      </text:list>
      <text:p text:style-name="P4"/>
      <text:p text:style-name="P4"/>
      <text:p text:style-name="P4"/>
      <text:p text:style-name="P2"><text:soft-page-break/><text:span text:style-name="T5">Sprint 5</text:span><text:tab/></text:p>
      <text:p text:style-name="P4"/>
      <text:list xml:id="list42733784" text:continue-numbering="true" text:style-name="L1">
        <text:list-item>
          <text:p text:style-name="P8">Vad gick bra?</text:p>
          <text:p text:style-name="P6">Xx</text:p>
          <text:p text:style-name="P6"/>
        </text:list-item>
        <text:list-item>
          <text:p text:style-name="P12"><text:span text:style-name="T2">Hur kan jag förbättra mitt arbetssätt?<text:line-break/>1. <text:s/></text:span><text:span text:style-name="T3">Vad vill jag testa att göra: </text:span><text:span text:style-name="T1">xx</text:span><text:span text:style-name="T3"><text:line-break/></text:span><text:span text:style-name="T4">2</text:span><text:span text:style-name="T2">. </text:span><text:span text:style-name="T3"><text:s/>Vad vill jag fortsätta göra: </text:span><text:span text:style-name="T1">xx</text:span></text:p>
          <text:p text:style-name="P12"><text:span text:style-name="T4">3</text:span><text:span text:style-name="T2">. </text:span><text:span text:style-name="T3"><text:s/>Vad vill jag sluta göra: </text:span><text:span text:style-name="T1">xx</text:span></text:p>
          <text:p text:style-name="P6"/>
        </text:list-item>
      </text:list>
      <text:p text:style-name="P4"/>
      <text:list xml:id="list42723728" text:continue-numbering="true" text:style-name="L1">
        <text:list-header>
          <text:p text:style-name="P5"/>
        </text:list-header>
      </text:list>
      <text:p text:style-name="P2"><text:span text:style-name="T5">Sprint 6</text:span></text:p>
      <text:p text:style-name="P4"/>
      <text:list xml:id="list42721860" text:continue-numbering="true" text:style-name="L1">
        <text:list-item>
          <text:p text:style-name="P8">Vad gick bra?</text:p>
          <text:p text:style-name="P6">Xx</text:p>
          <text:p text:style-name="P6"/>
        </text:list-item>
        <text:list-item>
          <text:p text:style-name="P12"><text:span text:style-name="T2">Hur kan jag förbättra mitt arbetssätt?<text:line-break/>1. <text:s/></text:span><text:span text:style-name="T3">Vad vill jag testa att göra: </text:span><text:span text:style-name="T1">xx</text:span><text:span text:style-name="T3"><text:line-break/></text:span><text:span text:style-name="T4">2</text:span><text:span text:style-name="T2">. </text:span><text:span text:style-name="T3"><text:s/>Vad vill jag fortsätta göra: </text:span><text:span text:style-name="T1">xx</text:span></text:p>
          <text:p text:style-name="P12"><text:span text:style-name="T4">3</text:span><text:span text:style-name="T2">. </text:span><text:span text:style-name="T3"><text:s/>Vad vill jag sluta göra: </text:span><text:span text:style-name="T1">xx</text:span></text:p>
          <text:p text:style-name="P6"/>
        </text:list-item>
      </text:list>
      <text:p text:style-name="P4"/>
      <text:list xml:id="list42706384" text:continue-numbering="true" text:style-name="L1">
        <text:list-header>
          <text:p text:style-name="P5"/>
        </text:list-header>
      </text:list>
      <text:p text:style-name="P2"><text:span text:style-name="T5">Sprint 7</text:span></text:p>
      <text:p text:style-name="P4"/>
      <text:list xml:id="list42725288" text:continue-numbering="true" text:style-name="L1">
        <text:list-item>
          <text:p text:style-name="P8">Vad gick bra?</text:p>
          <text:p text:style-name="P6">Xx</text:p>
          <text:p text:style-name="P6"/>
        </text:list-item>
        <text:list-item>
          <text:p text:style-name="P12"><text:span text:style-name="T2">Hur kan jag förbättra mitt arbetssätt?<text:line-break/>1. <text:s/></text:span><text:span text:style-name="T3">Vad vill jag testa att göra: </text:span><text:span text:style-name="T1">xx</text:span><text:span text:style-name="T3"><text:line-break/></text:span><text:span text:style-name="T4">2</text:span><text:span text:style-name="T2">. </text:span><text:span text:style-name="T3"><text:s/>Vad vill jag fortsätta göra: </text:span><text:span text:style-name="T1">xx</text:span></text:p>
          <text:p text:style-name="P12"><text:span text:style-name="T4">3</text:span><text:span text:style-name="T2">. </text:span><text:span text:style-name="T3"><text:s/>Vad vill jag sluta göra: </text:span><text:span text:style-name="T1">xx</text:span></text:p>
          <text:p text:style-name="P6"/>
        </text:list-item>
      </text:list>
      <text:p text:style-name="P4"/>
      <text:p text:style-name="P2"><text:span text:style-name="T5">Sprint 8</text:span></text:p>
      <text:p text:style-name="P4"/>
      <text:list xml:id="list42712178" text:continue-numbering="true" text:style-name="L1">
        <text:list-item>
          <text:p text:style-name="P8">Vad gick bra?</text:p>
          <text:p text:style-name="P6">Xx</text:p>
          <text:p text:style-name="P6"/>
        </text:list-item>
        <text:list-item>
          <text:p text:style-name="P12"><text:span text:style-name="T2">Hur kan jag förbättra mitt arbetssätt?<text:line-break/>1. <text:s/></text:span><text:span text:style-name="T3">Vad vill jag testa att göra: </text:span><text:span text:style-name="T1">xx</text:span><text:span text:style-name="T3"><text:line-break/></text:span><text:span text:style-name="T4">2</text:span><text:span text:style-name="T2">. </text:span><text:span text:style-name="T3"><text:s/>Vad vill jag fortsätta göra: </text:span><text:span text:style-name="T1">xx</text:span></text:p>
          <text:p text:style-name="P12"><text:span text:style-name="T4">3</text:span><text:span text:style-name="T2">. </text:span><text:span text:style-name="T3"><text:s/>Vad vill jag sluta göra: </text:span><text:span text:style-name="T1">xx</text:span></text:p>
          <text:p text:style-name="P6"/>
        </text:list-item>
      </text:list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4T22:56:33.58</dc:date>
    <meta:editing-duration>P1DT8H37M13S</meta:editing-duration>
    <meta:editing-cycles>39</meta:editing-cycles>
    <meta:generator>OpenOffice.org/3.3$Win32 OpenOffice.org_project/330m20$Build-9567</meta:generator>
    <meta:document-statistic meta:table-count="0" meta:image-count="0" meta:object-count="0" meta:page-count="2" meta:paragraph-count="41" meta:word-count="307" meta:character-count="1385"/>
  </office:meta>
</office:document-meta>
</file>